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5a54b" officeooo:paragraph-rsid="0015a54b"/>
    </style:style>
    <style:style style:name="P2" style:family="paragraph" style:parent-style-name="Standard">
      <style:text-properties officeooo:rsid="001933c6" officeooo:paragraph-rsid="001933c6"/>
    </style:style>
    <style:style style:name="P3" style:family="paragraph" style:parent-style-name="Standard">
      <style:text-properties officeooo:rsid="0016abd1" officeooo:paragraph-rsid="0015a54b"/>
    </style:style>
    <style:style style:name="P4" style:family="paragraph" style:parent-style-name="Standard">
      <style:text-properties officeooo:rsid="001cccc2" officeooo:paragraph-rsid="001cccc2"/>
    </style:style>
    <style:style style:name="P5" style:family="paragraph" style:parent-style-name="Standard">
      <style:text-properties officeooo:rsid="001e98e3" officeooo:paragraph-rsid="001e98e3"/>
    </style:style>
    <style:style style:name="P6" style:family="paragraph" style:parent-style-name="Standard">
      <style:text-properties officeooo:rsid="001e98e3" officeooo:paragraph-rsid="0026f6ba"/>
    </style:style>
    <style:style style:name="P7" style:family="paragraph" style:parent-style-name="Standard">
      <style:text-properties officeooo:rsid="0020536d" officeooo:paragraph-rsid="0020536d"/>
    </style:style>
    <style:style style:name="P8" style:family="paragraph" style:parent-style-name="Standard">
      <style:text-properties officeooo:rsid="0020536d" officeooo:paragraph-rsid="001e98e3"/>
    </style:style>
    <style:style style:name="P9" style:family="paragraph" style:parent-style-name="Standard">
      <style:text-properties officeooo:rsid="00237bc1" officeooo:paragraph-rsid="00237bc1"/>
    </style:style>
    <style:style style:name="P10" style:family="paragraph" style:parent-style-name="Standard">
      <style:text-properties officeooo:rsid="00237bc1" officeooo:paragraph-rsid="00278b0a"/>
    </style:style>
    <style:style style:name="P11" style:family="paragraph" style:parent-style-name="Standard">
      <style:text-properties officeooo:rsid="00278b0a" officeooo:paragraph-rsid="00278b0a"/>
    </style:style>
    <style:style style:name="P12" style:family="paragraph" style:parent-style-name="Standard">
      <style:text-properties officeooo:rsid="00293da6" officeooo:paragraph-rsid="00293da6"/>
    </style:style>
    <style:style style:name="P13" style:family="paragraph" style:parent-style-name="Standard">
      <style:text-properties officeooo:rsid="001b8a47" officeooo:paragraph-rsid="0015a54b"/>
    </style:style>
    <style:style style:name="P14" style:family="paragraph" style:parent-style-name="Standard">
      <style:text-properties officeooo:rsid="002bd55c" officeooo:paragraph-rsid="002bd55c"/>
    </style:style>
    <style:style style:name="P15" style:family="paragraph" style:parent-style-name="Standard">
      <style:text-properties officeooo:rsid="002f675f" officeooo:paragraph-rsid="002f675f"/>
    </style:style>
    <style:style style:name="P16" style:family="paragraph" style:parent-style-name="Standard">
      <style:text-properties officeooo:rsid="0031ad42" officeooo:paragraph-rsid="0031ad42"/>
    </style:style>
    <style:style style:name="P17" style:family="paragraph" style:parent-style-name="Standard">
      <style:text-properties officeooo:rsid="0033a57e" officeooo:paragraph-rsid="0033a57e"/>
    </style:style>
    <style:style style:name="P18" style:family="paragraph" style:parent-style-name="Standard">
      <style:text-properties officeooo:rsid="00369ee5" officeooo:paragraph-rsid="00369ee5"/>
    </style:style>
    <style:style style:name="P19" style:family="paragraph" style:parent-style-name="Standard">
      <style:text-properties officeooo:rsid="0037352d" officeooo:paragraph-rsid="0037352d"/>
    </style:style>
    <style:style style:name="P20" style:family="paragraph" style:parent-style-name="Standard">
      <style:text-properties officeooo:rsid="003a9ec5" officeooo:paragraph-rsid="003b92d0"/>
    </style:style>
    <style:style style:name="P21" style:family="paragraph" style:parent-style-name="Standard">
      <style:text-properties officeooo:rsid="003a9ec5" officeooo:paragraph-rsid="003a9ec5"/>
    </style:style>
    <style:style style:name="P22" style:family="paragraph" style:parent-style-name="Standard">
      <style:text-properties officeooo:rsid="003b92d0" officeooo:paragraph-rsid="003b92d0"/>
    </style:style>
    <style:style style:name="P23" style:family="paragraph" style:parent-style-name="Standard">
      <style:text-properties officeooo:rsid="003d3cb1" officeooo:paragraph-rsid="003d3cb1"/>
    </style:style>
    <style:style style:name="P24" style:family="paragraph" style:parent-style-name="Standard">
      <style:text-properties officeooo:rsid="003d58ef" officeooo:paragraph-rsid="003d58ef"/>
    </style:style>
    <style:style style:name="P25" style:family="paragraph" style:parent-style-name="Standard">
      <style:text-properties officeooo:rsid="003d810d" officeooo:paragraph-rsid="003d810d"/>
    </style:style>
    <style:style style:name="P26" style:family="paragraph" style:parent-style-name="Standard">
      <style:text-properties officeooo:rsid="003e4f49" officeooo:paragraph-rsid="003e4f49"/>
    </style:style>
    <style:style style:name="P27" style:family="paragraph" style:parent-style-name="Standard">
      <style:text-properties officeooo:rsid="003fdd8e" officeooo:paragraph-rsid="003fdd8e"/>
    </style:style>
    <style:style style:name="P28" style:family="paragraph" style:parent-style-name="Standard">
      <style:text-properties officeooo:rsid="00421cbb" officeooo:paragraph-rsid="00421cbb"/>
    </style:style>
    <style:style style:name="P29" style:family="paragraph" style:parent-style-name="Standard">
      <style:text-properties officeooo:rsid="0042b657" officeooo:paragraph-rsid="0042b657"/>
    </style:style>
    <style:style style:name="P30" style:family="paragraph" style:parent-style-name="Standard">
      <style:text-properties officeooo:rsid="0043ffec" officeooo:paragraph-rsid="0043ffec"/>
    </style:style>
    <style:style style:name="P31" style:family="paragraph" style:parent-style-name="Standard">
      <style:text-properties officeooo:rsid="0044e8c4" officeooo:paragraph-rsid="0044e8c4"/>
    </style:style>
    <style:style style:name="P32" style:family="paragraph" style:parent-style-name="Standard">
      <style:text-properties officeooo:rsid="0047df7e" officeooo:paragraph-rsid="0047df7e"/>
    </style:style>
    <style:style style:name="P33" style:family="paragraph" style:parent-style-name="Standard">
      <style:text-properties officeooo:rsid="004a0df4" officeooo:paragraph-rsid="004a0df4"/>
    </style:style>
    <style:style style:name="P34" style:family="paragraph" style:parent-style-name="Standard">
      <style:text-properties officeooo:rsid="004b148c" officeooo:paragraph-rsid="004b148c"/>
    </style:style>
    <style:style style:name="P35" style:family="paragraph" style:parent-style-name="Standard">
      <style:text-properties officeooo:rsid="004c18c1" officeooo:paragraph-rsid="004c18c1"/>
    </style:style>
    <style:style style:name="P36" style:family="paragraph" style:parent-style-name="Standard">
      <style:text-properties officeooo:rsid="004f40c1" officeooo:paragraph-rsid="004f40c1"/>
    </style:style>
    <style:style style:name="P37" style:family="paragraph" style:parent-style-name="Standard">
      <style:text-properties officeooo:rsid="0052969f" officeooo:paragraph-rsid="0052969f"/>
    </style:style>
    <style:style style:name="P38" style:family="paragraph" style:parent-style-name="Standard">
      <style:text-properties officeooo:rsid="0053c200" officeooo:paragraph-rsid="0053c200"/>
    </style:style>
    <style:style style:name="P39" style:family="paragraph" style:parent-style-name="Standard">
      <style:text-properties officeooo:rsid="0054e2b3" officeooo:paragraph-rsid="0054e2b3"/>
    </style:style>
    <style:style style:name="P40" style:family="paragraph" style:parent-style-name="Standard">
      <style:text-properties officeooo:rsid="00563293" officeooo:paragraph-rsid="00563293"/>
    </style:style>
    <style:style style:name="P41" style:family="paragraph" style:parent-style-name="Standard">
      <style:text-properties officeooo:rsid="00595c61" officeooo:paragraph-rsid="00595c61"/>
    </style:style>
    <style:style style:name="P42" style:family="paragraph" style:parent-style-name="Standard">
      <style:text-properties officeooo:rsid="00595c61" officeooo:paragraph-rsid="005cda8c"/>
    </style:style>
    <style:style style:name="P43" style:family="paragraph" style:parent-style-name="Standard">
      <style:text-properties officeooo:rsid="005c4943" officeooo:paragraph-rsid="005c4943"/>
    </style:style>
    <style:style style:name="P44" style:family="paragraph" style:parent-style-name="Standard">
      <style:text-properties officeooo:rsid="005ed94c" officeooo:paragraph-rsid="005ed94c"/>
    </style:style>
    <style:style style:name="P45" style:family="paragraph" style:parent-style-name="Standard">
      <style:text-properties officeooo:rsid="0060c858" officeooo:paragraph-rsid="0060c858"/>
    </style:style>
    <style:style style:name="P46" style:family="paragraph" style:parent-style-name="Standard">
      <style:text-properties officeooo:rsid="00621e91" officeooo:paragraph-rsid="00621e91"/>
    </style:style>
    <style:style style:name="P47" style:family="paragraph" style:parent-style-name="Standard">
      <style:text-properties officeooo:rsid="0063f7d6" officeooo:paragraph-rsid="00621e91"/>
    </style:style>
    <style:style style:name="P48" style:family="paragraph" style:parent-style-name="Standard">
      <style:text-properties officeooo:rsid="00670638" officeooo:paragraph-rsid="00670638"/>
    </style:style>
    <style:style style:name="P49" style:family="paragraph" style:parent-style-name="Standard">
      <style:text-properties officeooo:rsid="00693979" officeooo:paragraph-rsid="00693979"/>
    </style:style>
    <style:style style:name="P50" style:family="paragraph" style:parent-style-name="Standard">
      <style:text-properties officeooo:rsid="0069f922" officeooo:paragraph-rsid="0069f922"/>
    </style:style>
    <style:style style:name="P51" style:family="paragraph" style:parent-style-name="Standard">
      <style:text-properties officeooo:rsid="006df66f" officeooo:paragraph-rsid="006df66f"/>
    </style:style>
    <style:style style:name="P52" style:family="paragraph" style:parent-style-name="Standard">
      <style:text-properties officeooo:rsid="0070c952" officeooo:paragraph-rsid="0070c952"/>
    </style:style>
    <style:style style:name="P53" style:family="paragraph" style:parent-style-name="Standard" style:list-style-name="L1">
      <style:text-properties officeooo:rsid="0047df7e" officeooo:paragraph-rsid="0047df7e"/>
    </style:style>
    <style:style style:name="P54" style:family="paragraph" style:parent-style-name="Standard">
      <style:text-properties officeooo:rsid="00729453" officeooo:paragraph-rsid="00729453"/>
    </style:style>
    <style:style style:name="P55" style:family="paragraph" style:parent-style-name="Standard">
      <style:text-properties officeooo:rsid="0074fdf7" officeooo:paragraph-rsid="0074fdf7"/>
    </style:style>
    <style:style style:name="T1" style:family="text">
      <style:text-properties officeooo:rsid="001a4359"/>
    </style:style>
    <style:style style:name="T2" style:family="text">
      <style:text-properties style:text-position="super 58%"/>
    </style:style>
    <style:style style:name="T3" style:family="text">
      <style:text-properties officeooo:rsid="001d3d9c"/>
    </style:style>
    <style:style style:name="T4" style:family="text">
      <style:text-properties officeooo:rsid="0020536d"/>
    </style:style>
    <style:style style:name="T5" style:family="text">
      <style:text-properties officeooo:rsid="00239220"/>
    </style:style>
    <style:style style:name="T6" style:family="text">
      <style:text-properties officeooo:rsid="0026f6ba"/>
    </style:style>
    <style:style style:name="T7" style:family="text">
      <style:text-properties officeooo:rsid="002c341b"/>
    </style:style>
    <style:style style:name="T8" style:family="text">
      <style:text-properties officeooo:rsid="00301a1c"/>
    </style:style>
    <style:style style:name="T9" style:family="text">
      <style:text-properties officeooo:rsid="0034fea5"/>
    </style:style>
    <style:style style:name="T10" style:family="text">
      <style:text-properties officeooo:rsid="00385ba4"/>
    </style:style>
    <style:style style:name="T11" style:family="text">
      <style:text-properties officeooo:rsid="003b92d0"/>
    </style:style>
    <style:style style:name="T12" style:family="text">
      <style:text-properties officeooo:rsid="00511375"/>
    </style:style>
    <style:style style:name="T13" style:family="text">
      <style:text-properties officeooo:rsid="005b1f10"/>
    </style:style>
    <style:style style:name="T14" style:family="text">
      <style:text-properties officeooo:rsid="005c4943"/>
    </style:style>
    <style:style style:name="T15" style:family="text">
      <style:text-properties officeooo:rsid="00681637"/>
    </style:style>
    <style:style style:name="T16" style:family="text">
      <style:text-properties officeooo:rsid="006bb17b"/>
    </style:style>
    <style:style style:name="T17" style:family="text">
      <style:text-properties officeooo:rsid="0071528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ndi 30 janvier</text:p>
      <text:p text:style-name="P1"><text:tab/>- installation XO</text:p>
      <text:p text:style-name="P3"><text:tab/>- Tuto react</text:p>
      <text:p text:style-name="P1"/>
      <text:p text:style-name="P2">Mardi <text:span text:style-name="T1">31 </text:span>Janvier</text:p>
      <text:p text:style-name="P2">- <text:span text:style-name="T1">routing avec react-router v4</text:span></text:p>
      <text:p text:style-name="P2"/>
      <text:p text:style-name="P4">Mercredi 1<text:span text:style-name="T2">er</text:span> Février</text:p>
      <text:p text:style-name="P4"><text:tab/>- <text:span text:style-name="T3">Authentification : page de connexion, attribut isAuthenticated dans le composant App</text:span></text:p>
      <text:p text:style-name="P4"/>
      <text:p text:style-name="P5">Jeudi 2 Fevrier</text:p>
      <text:p text:style-name="P8">- Modification de l’authentification :</text:p>
      <text:p text:style-name="P5"><text:tab/>* <text:span text:style-name="T4">utilisation du submit par défaut (onSubmit)</text:span></text:p>
      <text:p text:style-name="P7"><text:tab/>* affichage du bouton logout seulement quand l’utilisateur est connecté</text:p>
      <text:p text:style-name="P7"><text:tab/>* mettre les balise uniquement dans le render</text:p>
      <text:p text:style-name="P10">- <text:span text:style-name="T5">Stylisation de l’appli avec styled-components</text:span></text:p>
      <text:p text:style-name="P9"/>
      <text:p text:style-name="P6"><text:span text:style-name="T6">Vendredi 3 </text:span>Fevrier</text:p>
      <text:p text:style-name="P11">- Utilisation des thèmes avec styled-components</text:p>
      <text:p text:style-name="P12">Difficultés : stocker un objet dans le state</text:p>
      <text:p text:style-name="P13"/>
      <text:p text:style-name="P14">Lundi 6 Février</text:p>
      <text:p text:style-name="P14">- <text:span text:style-name="T7">Réorganisation des fichier pour utiliser Redux</text:span></text:p>
      <text:p text:style-name="P15">- tuto <text:span text:style-name="T8">R</text:span>edux</text:p>
      <text:p text:style-name="P15"/>
      <text:p text:style-name="P16">Mardi 7 janvier</text:p>
      <text:p text:style-name="P17">tuto redux : add, remove books, idem customers, utilisation reducer, <text:span text:style-name="T9">test avec assert</text:span></text:p>
      <text:p text:style-name="P17"/>
      <text:p text:style-name="P18">Mercredi 8 Février</text:p>
      <text:p text:style-name="P19">tot redux : action creators, <text:s/><text:span text:style-name="T10">simplify action handling</text:span></text:p>
      <text:p text:style-name="P19"/>
      <text:p text:style-name="P21">Jeudi 9 Février</text:p>
      <text:p text:style-name="P22">tuto redux =&gt; reselect : un selecteur defint des input-selecteurs. Le selecteur va passer tous ses paramètres à tous les input-selecteurs. Le selecteur definit une fonction qui renvoie ce que nous voulons selectionner.</text:p>
      <text:p text:style-name="P21"/>
      <text:p text:style-name="P20"><text:span text:style-name="T11">Vendredi 10 </text:span>Février</text:p>
      <text:p text:style-name="P23">Authentification avec une fonction asynchrone : utilise middleware pour pouvoir renvoyer une fonction avec la fonction action</text:p>
      <text:p text:style-name="P23">|</text:p>
      <text:p text:style-name="P23">|</text:p>
      <text:p text:style-name="P23">|---&gt; Mardi 14 Février</text:p>
      <text:p text:style-name="P23"/>
      <text:p text:style-name="P24">Mercredi 15 Février</text:p>
      <text:p text:style-name="P25">Utiliser redux sur l’appli react :</text:p>
      <text:p text:style-name="P25"><text:tab/>un composant devient une fonction qui prend en paramètre les dépendances de sont rendu et renvoie le rendu. L’attribut proptype définit les dépendances de la fonction.</text:p>
      <text:p text:style-name="P26">Retour sur les themes  </text:p>
      <text:p text:style-name="P27"/>
      <text:p text:style-name="P27">Jeudi 16 Février</text:p>
      <text:p text:style-name="P27">Fin thème, retour sur redux</text:p>
      <text:p text:style-name="P23"/>
      <text:p text:style-name="P28"><text:soft-page-break/>Vendredi 17 Février</text:p>
      <text:p text:style-name="P29">Création de containers : prends un composant, lui donne accès aux donnés du state et aux actions dont il a besoin, et génère un nouveau composant avec.</text:p>
      <text:p text:style-name="P29"><text:tab/>Actions : définit les actions possibles.</text:p>
      <text:p text:style-name="P29"><text:tab/>Reducers : prend une action et un state, et renvoie un nouveau state.</text:p>
      <text:p text:style-name="P29"/>
      <text:p text:style-name="P30">Lundi 20 Février</text:p>
      <text:p text:style-name="P31">suppression des containers pour les mettre dans le fichier du composant associé</text:p>
      <text:p text:style-name="P31"/>
      <text:p text:style-name="P32">Mardi 21 Février</text:p>
      <text:p text:style-name="P32">Réorganisation du code :</text:p>
      <text:list xml:id="list1232426258755660782" text:style-name="L1">
        <text:list-item>
          <text:p text:style-name="P53">creation d’un node module local</text:p>
        </text:list-item>
        <text:list-item>
          <text:p text:style-name="P53">rassemblement actions et reducers</text:p>
        </text:list-item>
      </text:list>
      <text:p text:style-name="P33">Mise en place d’une fonction asynchrone</text:p>
      <text:p text:style-name="P33"/>
      <text:p text:style-name="P34">Mercredi 22 Février</text:p>
      <text:p text:style-name="P34">Changement du login =&gt; fonction asynchrone  =&gt; creation des action login_success et login_failed</text:p>
      <text:p text:style-name="P35">ajout d’un selecteur.</text:p>
      <text:p text:style-name="P35"/>
      <text:p text:style-name="P35">Jeudi 23 Février</text:p>
      <text:p text:style-name="P36">Fin des selecteurs</text:p>
      <text:p text:style-name="P36">Ajout Helmet =&gt; Gestion de l’entête de la page (&lt;head&gt;)</text:p>
      <text:p text:style-name="P36">Ajout de Snapshot <text:span text:style-name="T12">qui sert à créer un site statique =&gt; une page html complète, avec un peu de js, au lieu d’avoir une page html vide qui import tout en js</text:span></text:p>
      <text:p text:style-name="P36"/>
      <text:p text:style-name="P37">Vendredi 24 Février</text:p>
      <text:p text:style-name="P38">Mise en place d’un pattern observer pour la mise à jour de composants</text:p>
      <text:p text:style-name="P38"/>
      <text:p text:style-name="P39">Lundi 27 Février</text:p>
      <text:p text:style-name="P39">Reflexion sur un composant générique pour le subscriber</text:p>
      <text:p text:style-name="P39"/>
      <text:p text:style-name="P40">Mardi 28 Février</text:p>
      <text:p text:style-name="P41">Installation des modules pour les tests</text:p>
      <text:p text:style-name="P41">Retour sur le subscriber</text:p>
      <text:p text:style-name="P41"/>
      <text:p text:style-name="P42"><text:span text:style-name="T13">Mercredi</text:span> 1 Mars, <text:span text:style-name="T14">Jeudi 2 Mars</text:span></text:p>
      <text:p text:style-name="P43">mise en place de la souscription et d’un fonction update asynchrone qui fetch des données.</text:p>
      <text:p text:style-name="P43">Action subscribe =&gt; incrémente un compteur d’abonnés dans un Map dans le state</text:p>
      <text:p text:style-name="P43">Action unsubscribe =&gt; idem inverse</text:p>
      <text:p text:style-name="P43">A chaque action subscribe, une fonction est lancée qui utilise l’action update régulièrement (setInterval) pour mettre <text:s/>à jour les données. L’action unsubscribe arrète la mise à jour des données si le compteur est nul.</text:p>
      <text:p text:style-name="P43"/>
      <text:p text:style-name="P44">Vendredi 3 Mars</text:p>
      <text:p text:style-name="P44">Erreur lancement des tests</text:p>
      <text:p text:style-name="P41"/>
      <text:p text:style-name="P45">Mardi 7 Mars</text:p>
      <text:p text:style-name="P46">Tests : Ajout envirronnement ES Lint</text:p>
      <text:p text:style-name="P46">Subscription : rassemblement data et subscription reducers</text:p>
      <text:p text:style-name="P46"/>
      <text:p text:style-name="P47">Mercredi 8 Mars</text:p>
      <text:p text:style-name="P48"><text:span text:style-name="T15">é</text:span>criture de tests</text:p>
      <text:p text:style-name="P49"><text:soft-page-break/>Jeudi 9 Mars</text:p>
      <text:p text:style-name="P49"/>
      <text:p text:style-name="P52">Vendredi 10 Mars</text:p>
      <text:p text:style-name="P52">redux-actions : Remplacement des fonctions createAction pour createActions pour générer un objet contenant toutes les actions d’un reducer. Cet objet est exporté par défaut pour exporter toutes les actions d’un coup. Le reducer devient donc export nommé <text:span text:style-name="T17">car il importer uniquement une fois seulement, dans l’index de l’appli.</text:span></text:p>
      <text:p text:style-name="P52"/>
      <text:p text:style-name="P54">Lundi 13 Mars</text:p>
      <text:p text:style-name="P55">merge branches subscription et use redux-action</text:p>
      <text:p text:style-name="P55">Ecriture d’une fonction générique pour abstraire un composant et son state</text:p>
      <text:p text:style-name="P49"/>
      <text:p text:style-name="P49"/>
      <text:p text:style-name="P51">REBASE BRANCH : </text:p>
      <text:p text:style-name="P51">git rebase master</text:p>
      <text:p text:style-name="P50">git merge<text:span text:style-name="T16">tool</text:span></text:p>
      <text:p text:style-name="P51">git rebase --continue</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5:14:17.133126822</meta:creation-date>
    <meta:generator>LibreOffice/5.2.6.2$Linux_X86_64 LibreOffice_project/20$Build-2</meta:generator>
    <dc:date>2017-03-13T16:37:34.615838677</dc:date>
    <meta:editing-duration>P4DT6H54M58S</meta:editing-duration>
    <meta:editing-cycles>53</meta:editing-cycles>
    <meta:document-statistic meta:table-count="0" meta:image-count="0" meta:object-count="0" meta:page-count="3" meta:paragraph-count="83" meta:word-count="621" meta:character-count="3828" meta:non-whitespace-character-count="3279"/>
  </office:meta>
</office:document-meta>
</file>